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56429" officeooo:paragraph-rsid="00156429"/>
    </style:style>
    <style:style style:name="P2" style:family="paragraph" style:parent-style-name="Standard">
      <style:text-properties officeooo:rsid="0019a3ac" officeooo:paragraph-rsid="001b8bea"/>
    </style:style>
    <style:style style:name="P3" style:family="paragraph" style:parent-style-name="Standard">
      <style:text-properties officeooo:rsid="001b8bea" officeooo:paragraph-rsid="001b8bea"/>
    </style:style>
    <style:style style:name="P4" style:family="paragraph" style:parent-style-name="Standard">
      <style:text-properties officeooo:rsid="001b8bea" officeooo:paragraph-rsid="0022a178"/>
    </style:style>
    <style:style style:name="P5" style:family="paragraph" style:parent-style-name="Standard">
      <style:text-properties officeooo:rsid="0025b573" officeooo:paragraph-rsid="0025b573"/>
    </style:style>
    <style:style style:name="T1" style:family="text">
      <style:text-properties officeooo:rsid="00162390"/>
    </style:style>
    <style:style style:name="T2" style:family="text">
      <style:text-properties officeooo:rsid="001b8bea"/>
    </style:style>
    <style:style style:name="T3" style:family="text">
      <style:text-properties officeooo:rsid="0022a178"/>
    </style:style>
    <style:style style:name="T4" style:family="text">
      <style:text-properties officeooo:rsid="00201333"/>
    </style:style>
    <style:style style:name="T5" style:family="text">
      <style:text-properties officeooo:rsid="0025b5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ments to draw</text:p>
      <text:p text:style-name="P1">border. <text:line-break/>Ceter text</text:p>
      <text:p text:style-name="P1">forrest</text:p>
      <text:p text:style-name="P1">river </text:p>
      <text:p text:style-name="P1">roads</text:p>
      <text:p text:style-name="P1">bride</text:p>
      <text:p text:style-name="P1"><text:line-break/><text:line-break/><text:span text:style-name="T1">planing<text:line-break/><text:line-break/>make each element a 2d arrarys so can have every part of map in layers</text:span></text:p>
      <text:p text:style-name="P2">border and text can be done on the fly. Border line if first and last line and as well first and last carther. If they are combined do plus.<text:line-break/><text:line-break/><text:line-break/><text:line-break/><text:span text:style-name="T2">1. perp placement</text:span></text:p>
      <text:p text:style-name="P3">1.1 place forrest</text:p>
      <text:p text:style-name="P3">1.2 place river</text:p>
      <text:p text:style-name="P4">1.3 place roads <text:span text:style-name="T3">roads can overwride forres and river</text:span></text:p>
      <text:p text:style-name="P4">1.4 place bride <text:span text:style-name="T4">need road ready </text:span><text:span text:style-name="T3">and river and over write river.</text:span></text:p>
      <text:p text:style-name="P3"/>
      <text:p text:style-name="P3">2.draw the map</text:p>
      <text:p text:style-name="P5">2.1 draw boarder and the text. It calcated on the fly</text:p>
      <text:p text:style-name="P3">2.<text:span text:style-name="T5">2</text:span>. draw forrest</text:p>
      <text:p text:style-name="P3">2.<text:span text:style-name="T5">3</text:span> draw river<text:tab/><text:tab/></text:p>
      <text:p text:style-name="P3">2.<text:span text:style-name="T5">4</text:span> draw roads <text:tab/></text:p>
      <text:p text:style-name="P3">2.<text:span text:style-name="T5">5</text:span> draw brige </text:p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8T16:23:12.027233606</meta:creation-date>
    <dc:date>2025-05-23T15:05:38.086000000</dc:date>
    <meta:editing-duration>PT5H17M9S</meta:editing-duration>
    <meta:editing-cycles>7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19" meta:word-count="111" meta:character-count="579" meta:non-whitespace-character-count="472"/>
  </office:meta>
</office:document-meta>
</file>